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764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4.3256in" svg:height="11.5449in" svg:x="12.0402in" svg:y="0.5335in">
            <draw:object draw:notify-on-update-of-ranges="results.G1:results.G1 results.G2:results.G31 results.H1:results.H1 results.H2:results.H31 results.C1:results.C1 results.C2:results.C31 results.D1:results.D1 results.D2:results.D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row major</text:p>
          </table:table-cell>
          <table:table-cell office:value-type="string" calcext:value-type="string">
            <text:p><text:s/>column major</text:p>
          </table:table-cell>
          <table:table-cell office:value-type="string" calcext:value-type="string">
            <text:p>Row Major Iteration (i9)</text:p>
          </table:table-cell>
          <table:table-cell office:value-type="string" calcext:value-type="string">
            <text:p>Column Major Iteration (i9)</text:p>
          </table:table-cell>
          <table:table-cell office:value-type="string" calcext:value-type="string">
            <text:p>row major</text:p>
          </table:table-cell>
          <table:table-cell office:value-type="string" calcext:value-type="string">
            <text:p><text:s/>column major</text:p>
          </table:table-cell>
          <table:table-cell office:value-type="string" calcext:value-type="string">
            <text:p>Row Major Iteration (m2)</text:p>
          </table:table-cell>
          <table:table-cell office:value-type="string" calcext:value-type="string">
            <text:p>Column Major Iteration (m2)</text:p>
          </table:table-cell>
        </table:table-row>
        <table:table-row table:style-name="ro1">
          <table:table-cell office:value-type="float" office:value="101378884" calcext:value-type="float">
            <text:p>101378884</text:p>
          </table:table-cell>
          <table:table-cell office:value-type="float" office:value="258030574" calcext:value-type="float">
            <text:p>258030574</text:p>
          </table:table-cell>
          <table:table-cell table:formula="of:=[.A2]/(10^6)" office:value-type="float" office:value="101.378884" calcext:value-type="float">
            <text:p>101.378884</text:p>
          </table:table-cell>
          <table:table-cell table:formula="of:=[.B2]/(10^6)" office:value-type="float" office:value="258.030574" calcext:value-type="float">
            <text:p>258.030574</text:p>
          </table:table-cell>
          <table:table-cell office:value-type="float" office:value="75756750" calcext:value-type="float">
            <text:p>75756750</text:p>
          </table:table-cell>
          <table:table-cell office:value-type="float" office:value="298614958" calcext:value-type="float">
            <text:p>298614958</text:p>
          </table:table-cell>
          <table:table-cell table:formula="of:=[.E2]/(10^6)" office:value-type="float" office:value="75.75675" calcext:value-type="float">
            <text:p>75.75675</text:p>
          </table:table-cell>
          <table:table-cell table:formula="of:=[.F2]/(10^6)" office:value-type="float" office:value="298.614958" calcext:value-type="float">
            <text:p>298.614958</text:p>
          </table:table-cell>
        </table:table-row>
        <table:table-row table:style-name="ro1">
          <table:table-cell office:value-type="float" office:value="41609690" calcext:value-type="float">
            <text:p>41609690</text:p>
          </table:table-cell>
          <table:table-cell office:value-type="float" office:value="258901165" calcext:value-type="float">
            <text:p>258901165</text:p>
          </table:table-cell>
          <table:table-cell table:formula="of:=[.A3]/(10^6)" office:value-type="float" office:value="41.60969" calcext:value-type="float">
            <text:p>41.60969</text:p>
          </table:table-cell>
          <table:table-cell table:formula="of:=[.B3]/(10^6)" office:value-type="float" office:value="258.901165" calcext:value-type="float">
            <text:p>258.901165</text:p>
          </table:table-cell>
          <table:table-cell office:value-type="float" office:value="27375916" calcext:value-type="float">
            <text:p>27375916</text:p>
          </table:table-cell>
          <table:table-cell office:value-type="float" office:value="297640458" calcext:value-type="float">
            <text:p>297640458</text:p>
          </table:table-cell>
          <table:table-cell table:formula="of:=[.E3]/(10^6)" office:value-type="float" office:value="27.375916" calcext:value-type="float">
            <text:p>27.375916</text:p>
          </table:table-cell>
          <table:table-cell table:formula="of:=[.F3]/(10^6)" office:value-type="float" office:value="297.640458" calcext:value-type="float">
            <text:p>297.640458</text:p>
          </table:table-cell>
        </table:table-row>
        <table:table-row table:style-name="ro1">
          <table:table-cell office:value-type="float" office:value="41601682" calcext:value-type="float">
            <text:p>41601682</text:p>
          </table:table-cell>
          <table:table-cell office:value-type="float" office:value="258785187" calcext:value-type="float">
            <text:p>258785187</text:p>
          </table:table-cell>
          <table:table-cell table:formula="of:=[.A4]/(10^6)" office:value-type="float" office:value="41.601682" calcext:value-type="float">
            <text:p>41.601682</text:p>
          </table:table-cell>
          <table:table-cell table:formula="of:=[.B4]/(10^6)" office:value-type="float" office:value="258.785187" calcext:value-type="float">
            <text:p>258.785187</text:p>
          </table:table-cell>
          <table:table-cell office:value-type="float" office:value="27359625" calcext:value-type="float">
            <text:p>27359625</text:p>
          </table:table-cell>
          <table:table-cell office:value-type="float" office:value="297400583" calcext:value-type="float">
            <text:p>297400583</text:p>
          </table:table-cell>
          <table:table-cell table:formula="of:=[.E4]/(10^6)" office:value-type="float" office:value="27.359625" calcext:value-type="float">
            <text:p>27.359625</text:p>
          </table:table-cell>
          <table:table-cell table:formula="of:=[.F4]/(10^6)" office:value-type="float" office:value="297.400583" calcext:value-type="float">
            <text:p>297.400583</text:p>
          </table:table-cell>
        </table:table-row>
        <table:table-row table:style-name="ro1">
          <table:table-cell office:value-type="float" office:value="41717464" calcext:value-type="float">
            <text:p>41717464</text:p>
          </table:table-cell>
          <table:table-cell office:value-type="float" office:value="255385935" calcext:value-type="float">
            <text:p>255385935</text:p>
          </table:table-cell>
          <table:table-cell table:formula="of:=[.A5]/(10^6)" office:value-type="float" office:value="41.717464" calcext:value-type="float">
            <text:p>41.717464</text:p>
          </table:table-cell>
          <table:table-cell table:formula="of:=[.B5]/(10^6)" office:value-type="float" office:value="255.385935" calcext:value-type="float">
            <text:p>255.385935</text:p>
          </table:table-cell>
          <table:table-cell office:value-type="float" office:value="27371625" calcext:value-type="float">
            <text:p>27371625</text:p>
          </table:table-cell>
          <table:table-cell office:value-type="float" office:value="297527292" calcext:value-type="float">
            <text:p>297527292</text:p>
          </table:table-cell>
          <table:table-cell table:formula="of:=[.E5]/(10^6)" office:value-type="float" office:value="27.371625" calcext:value-type="float">
            <text:p>27.371625</text:p>
          </table:table-cell>
          <table:table-cell table:formula="of:=[.F5]/(10^6)" office:value-type="float" office:value="297.527292" calcext:value-type="float">
            <text:p>297.527292</text:p>
          </table:table-cell>
        </table:table-row>
        <table:table-row table:style-name="ro1">
          <table:table-cell office:value-type="float" office:value="41769337" calcext:value-type="float">
            <text:p>41769337</text:p>
          </table:table-cell>
          <table:table-cell office:value-type="float" office:value="254979744" calcext:value-type="float">
            <text:p>254979744</text:p>
          </table:table-cell>
          <table:table-cell table:formula="of:=[.A6]/(10^6)" office:value-type="float" office:value="41.769337" calcext:value-type="float">
            <text:p>41.769337</text:p>
          </table:table-cell>
          <table:table-cell table:formula="of:=[.B6]/(10^6)" office:value-type="float" office:value="254.979744" calcext:value-type="float">
            <text:p>254.979744</text:p>
          </table:table-cell>
          <table:table-cell office:value-type="float" office:value="27345708" calcext:value-type="float">
            <text:p>27345708</text:p>
          </table:table-cell>
          <table:table-cell office:value-type="float" office:value="297665084" calcext:value-type="float">
            <text:p>297665084</text:p>
          </table:table-cell>
          <table:table-cell table:formula="of:=[.E6]/(10^6)" office:value-type="float" office:value="27.345708" calcext:value-type="float">
            <text:p>27.345708</text:p>
          </table:table-cell>
          <table:table-cell table:formula="of:=[.F6]/(10^6)" office:value-type="float" office:value="297.665084" calcext:value-type="float">
            <text:p>297.665084</text:p>
          </table:table-cell>
        </table:table-row>
        <table:table-row table:style-name="ro1">
          <table:table-cell office:value-type="float" office:value="41687371" calcext:value-type="float">
            <text:p>41687371</text:p>
          </table:table-cell>
          <table:table-cell office:value-type="float" office:value="255685435" calcext:value-type="float">
            <text:p>255685435</text:p>
          </table:table-cell>
          <table:table-cell table:formula="of:=[.A7]/(10^6)" office:value-type="float" office:value="41.687371" calcext:value-type="float">
            <text:p>41.687371</text:p>
          </table:table-cell>
          <table:table-cell table:formula="of:=[.B7]/(10^6)" office:value-type="float" office:value="255.685435" calcext:value-type="float">
            <text:p>255.685435</text:p>
          </table:table-cell>
          <table:table-cell office:value-type="float" office:value="27364083" calcext:value-type="float">
            <text:p>27364083</text:p>
          </table:table-cell>
          <table:table-cell office:value-type="float" office:value="297662500" calcext:value-type="float">
            <text:p>297662500</text:p>
          </table:table-cell>
          <table:table-cell table:formula="of:=[.E7]/(10^6)" office:value-type="float" office:value="27.364083" calcext:value-type="float">
            <text:p>27.364083</text:p>
          </table:table-cell>
          <table:table-cell table:formula="of:=[.F7]/(10^6)" office:value-type="float" office:value="297.6625" calcext:value-type="float">
            <text:p>297.6625</text:p>
          </table:table-cell>
        </table:table-row>
        <table:table-row table:style-name="ro1">
          <table:table-cell office:value-type="float" office:value="41711638" calcext:value-type="float">
            <text:p>41711638</text:p>
          </table:table-cell>
          <table:table-cell office:value-type="float" office:value="255121488" calcext:value-type="float">
            <text:p>255121488</text:p>
          </table:table-cell>
          <table:table-cell table:formula="of:=[.A8]/(10^6)" office:value-type="float" office:value="41.711638" calcext:value-type="float">
            <text:p>41.711638</text:p>
          </table:table-cell>
          <table:table-cell table:formula="of:=[.B8]/(10^6)" office:value-type="float" office:value="255.121488" calcext:value-type="float">
            <text:p>255.121488</text:p>
          </table:table-cell>
          <table:table-cell office:value-type="float" office:value="27369791" calcext:value-type="float">
            <text:p>27369791</text:p>
          </table:table-cell>
          <table:table-cell office:value-type="float" office:value="297553875" calcext:value-type="float">
            <text:p>297553875</text:p>
          </table:table-cell>
          <table:table-cell table:formula="of:=[.E8]/(10^6)" office:value-type="float" office:value="27.369791" calcext:value-type="float">
            <text:p>27.369791</text:p>
          </table:table-cell>
          <table:table-cell table:formula="of:=[.F8]/(10^6)" office:value-type="float" office:value="297.553875" calcext:value-type="float">
            <text:p>297.553875</text:p>
          </table:table-cell>
        </table:table-row>
        <table:table-row table:style-name="ro1">
          <table:table-cell office:value-type="float" office:value="41690788" calcext:value-type="float">
            <text:p>41690788</text:p>
          </table:table-cell>
          <table:table-cell office:value-type="float" office:value="255475433" calcext:value-type="float">
            <text:p>255475433</text:p>
          </table:table-cell>
          <table:table-cell table:formula="of:=[.A9]/(10^6)" office:value-type="float" office:value="41.690788" calcext:value-type="float">
            <text:p>41.690788</text:p>
          </table:table-cell>
          <table:table-cell table:formula="of:=[.B9]/(10^6)" office:value-type="float" office:value="255.475433" calcext:value-type="float">
            <text:p>255.475433</text:p>
          </table:table-cell>
          <table:table-cell office:value-type="float" office:value="27461959" calcext:value-type="float">
            <text:p>27461959</text:p>
          </table:table-cell>
          <table:table-cell office:value-type="float" office:value="297947333" calcext:value-type="float">
            <text:p>297947333</text:p>
          </table:table-cell>
          <table:table-cell table:formula="of:=[.E9]/(10^6)" office:value-type="float" office:value="27.461959" calcext:value-type="float">
            <text:p>27.461959</text:p>
          </table:table-cell>
          <table:table-cell table:formula="of:=[.F9]/(10^6)" office:value-type="float" office:value="297.947333" calcext:value-type="float">
            <text:p>297.947333</text:p>
          </table:table-cell>
        </table:table-row>
        <table:table-row table:style-name="ro1">
          <table:table-cell office:value-type="float" office:value="41751749" calcext:value-type="float">
            <text:p>41751749</text:p>
          </table:table-cell>
          <table:table-cell office:value-type="float" office:value="254869094" calcext:value-type="float">
            <text:p>254869094</text:p>
          </table:table-cell>
          <table:table-cell table:formula="of:=[.A10]/(10^6)" office:value-type="float" office:value="41.751749" calcext:value-type="float">
            <text:p>41.751749</text:p>
          </table:table-cell>
          <table:table-cell table:formula="of:=[.B10]/(10^6)" office:value-type="float" office:value="254.869094" calcext:value-type="float">
            <text:p>254.869094</text:p>
          </table:table-cell>
          <table:table-cell office:value-type="float" office:value="27363833" calcext:value-type="float">
            <text:p>27363833</text:p>
          </table:table-cell>
          <table:table-cell office:value-type="float" office:value="297458000" calcext:value-type="float">
            <text:p>297458000</text:p>
          </table:table-cell>
          <table:table-cell table:formula="of:=[.E10]/(10^6)" office:value-type="float" office:value="27.363833" calcext:value-type="float">
            <text:p>27.363833</text:p>
          </table:table-cell>
          <table:table-cell table:formula="of:=[.F10]/(10^6)" office:value-type="float" office:value="297.458" calcext:value-type="float">
            <text:p>297.458</text:p>
          </table:table-cell>
        </table:table-row>
        <table:table-row table:style-name="ro1">
          <table:table-cell office:value-type="float" office:value="41614639" calcext:value-type="float">
            <text:p>41614639</text:p>
          </table:table-cell>
          <table:table-cell office:value-type="float" office:value="255153825" calcext:value-type="float">
            <text:p>255153825</text:p>
          </table:table-cell>
          <table:table-cell table:formula="of:=[.A11]/(10^6)" office:value-type="float" office:value="41.614639" calcext:value-type="float">
            <text:p>41.614639</text:p>
          </table:table-cell>
          <table:table-cell table:formula="of:=[.B11]/(10^6)" office:value-type="float" office:value="255.153825" calcext:value-type="float">
            <text:p>255.153825</text:p>
          </table:table-cell>
          <table:table-cell office:value-type="float" office:value="27344250" calcext:value-type="float">
            <text:p>27344250</text:p>
          </table:table-cell>
          <table:table-cell office:value-type="float" office:value="297493000" calcext:value-type="float">
            <text:p>297493000</text:p>
          </table:table-cell>
          <table:table-cell table:formula="of:=[.E11]/(10^6)" office:value-type="float" office:value="27.34425" calcext:value-type="float">
            <text:p>27.34425</text:p>
          </table:table-cell>
          <table:table-cell table:formula="of:=[.F11]/(10^6)" office:value-type="float" office:value="297.493" calcext:value-type="float">
            <text:p>297.493</text:p>
          </table:table-cell>
        </table:table-row>
        <table:table-row table:style-name="ro1">
          <table:table-cell office:value-type="float" office:value="41882551" calcext:value-type="float">
            <text:p>41882551</text:p>
          </table:table-cell>
          <table:table-cell office:value-type="float" office:value="255326774" calcext:value-type="float">
            <text:p>255326774</text:p>
          </table:table-cell>
          <table:table-cell table:formula="of:=[.A12]/(10^6)" office:value-type="float" office:value="41.882551" calcext:value-type="float">
            <text:p>41.882551</text:p>
          </table:table-cell>
          <table:table-cell table:formula="of:=[.B12]/(10^6)" office:value-type="float" office:value="255.326774" calcext:value-type="float">
            <text:p>255.326774</text:p>
          </table:table-cell>
          <table:table-cell office:value-type="float" office:value="27357666" calcext:value-type="float">
            <text:p>27357666</text:p>
          </table:table-cell>
          <table:table-cell office:value-type="float" office:value="297810584" calcext:value-type="float">
            <text:p>297810584</text:p>
          </table:table-cell>
          <table:table-cell table:formula="of:=[.E12]/(10^6)" office:value-type="float" office:value="27.357666" calcext:value-type="float">
            <text:p>27.357666</text:p>
          </table:table-cell>
          <table:table-cell table:formula="of:=[.F12]/(10^6)" office:value-type="float" office:value="297.810584" calcext:value-type="float">
            <text:p>297.810584</text:p>
          </table:table-cell>
        </table:table-row>
        <table:table-row table:style-name="ro1">
          <table:table-cell office:value-type="float" office:value="41662157" calcext:value-type="float">
            <text:p>41662157</text:p>
          </table:table-cell>
          <table:table-cell office:value-type="float" office:value="254601293" calcext:value-type="float">
            <text:p>254601293</text:p>
          </table:table-cell>
          <table:table-cell table:formula="of:=[.A13]/(10^6)" office:value-type="float" office:value="41.662157" calcext:value-type="float">
            <text:p>41.662157</text:p>
          </table:table-cell>
          <table:table-cell table:formula="of:=[.B13]/(10^6)" office:value-type="float" office:value="254.601293" calcext:value-type="float">
            <text:p>254.601293</text:p>
          </table:table-cell>
          <table:table-cell office:value-type="float" office:value="27378333" calcext:value-type="float">
            <text:p>27378333</text:p>
          </table:table-cell>
          <table:table-cell office:value-type="float" office:value="297383000" calcext:value-type="float">
            <text:p>297383000</text:p>
          </table:table-cell>
          <table:table-cell table:formula="of:=[.E13]/(10^6)" office:value-type="float" office:value="27.378333" calcext:value-type="float">
            <text:p>27.378333</text:p>
          </table:table-cell>
          <table:table-cell table:formula="of:=[.F13]/(10^6)" office:value-type="float" office:value="297.383" calcext:value-type="float">
            <text:p>297.383</text:p>
          </table:table-cell>
        </table:table-row>
        <table:table-row table:style-name="ro1">
          <table:table-cell office:value-type="float" office:value="41582963" calcext:value-type="float">
            <text:p>41582963</text:p>
          </table:table-cell>
          <table:table-cell office:value-type="float" office:value="256014926" calcext:value-type="float">
            <text:p>256014926</text:p>
          </table:table-cell>
          <table:table-cell table:formula="of:=[.A14]/(10^6)" office:value-type="float" office:value="41.582963" calcext:value-type="float">
            <text:p>41.582963</text:p>
          </table:table-cell>
          <table:table-cell table:formula="of:=[.B14]/(10^6)" office:value-type="float" office:value="256.014926" calcext:value-type="float">
            <text:p>256.014926</text:p>
          </table:table-cell>
          <table:table-cell office:value-type="float" office:value="27361084" calcext:value-type="float">
            <text:p>27361084</text:p>
          </table:table-cell>
          <table:table-cell office:value-type="float" office:value="297927667" calcext:value-type="float">
            <text:p>297927667</text:p>
          </table:table-cell>
          <table:table-cell table:formula="of:=[.E14]/(10^6)" office:value-type="float" office:value="27.361084" calcext:value-type="float">
            <text:p>27.361084</text:p>
          </table:table-cell>
          <table:table-cell table:formula="of:=[.F14]/(10^6)" office:value-type="float" office:value="297.927667" calcext:value-type="float">
            <text:p>297.927667</text:p>
          </table:table-cell>
        </table:table-row>
        <table:table-row table:style-name="ro1">
          <table:table-cell office:value-type="float" office:value="41583960" calcext:value-type="float">
            <text:p>41583960</text:p>
          </table:table-cell>
          <table:table-cell office:value-type="float" office:value="255081250" calcext:value-type="float">
            <text:p>255081250</text:p>
          </table:table-cell>
          <table:table-cell table:formula="of:=[.A15]/(10^6)" office:value-type="float" office:value="41.58396" calcext:value-type="float">
            <text:p>41.58396</text:p>
          </table:table-cell>
          <table:table-cell table:formula="of:=[.B15]/(10^6)" office:value-type="float" office:value="255.08125" calcext:value-type="float">
            <text:p>255.08125</text:p>
          </table:table-cell>
          <table:table-cell office:value-type="float" office:value="27364042" calcext:value-type="float">
            <text:p>27364042</text:p>
          </table:table-cell>
          <table:table-cell office:value-type="float" office:value="297384208" calcext:value-type="float">
            <text:p>297384208</text:p>
          </table:table-cell>
          <table:table-cell table:formula="of:=[.E15]/(10^6)" office:value-type="float" office:value="27.364042" calcext:value-type="float">
            <text:p>27.364042</text:p>
          </table:table-cell>
          <table:table-cell table:formula="of:=[.F15]/(10^6)" office:value-type="float" office:value="297.384208" calcext:value-type="float">
            <text:p>297.384208</text:p>
          </table:table-cell>
        </table:table-row>
        <table:table-row table:style-name="ro1">
          <table:table-cell office:value-type="float" office:value="41619548" calcext:value-type="float">
            <text:p>41619548</text:p>
          </table:table-cell>
          <table:table-cell office:value-type="float" office:value="254727621" calcext:value-type="float">
            <text:p>254727621</text:p>
          </table:table-cell>
          <table:table-cell table:formula="of:=[.A16]/(10^6)" office:value-type="float" office:value="41.619548" calcext:value-type="float">
            <text:p>41.619548</text:p>
          </table:table-cell>
          <table:table-cell table:formula="of:=[.B16]/(10^6)" office:value-type="float" office:value="254.727621" calcext:value-type="float">
            <text:p>254.727621</text:p>
          </table:table-cell>
          <table:table-cell office:value-type="float" office:value="27426042" calcext:value-type="float">
            <text:p>27426042</text:p>
          </table:table-cell>
          <table:table-cell office:value-type="float" office:value="297443458" calcext:value-type="float">
            <text:p>297443458</text:p>
          </table:table-cell>
          <table:table-cell table:formula="of:=[.E16]/(10^6)" office:value-type="float" office:value="27.426042" calcext:value-type="float">
            <text:p>27.426042</text:p>
          </table:table-cell>
          <table:table-cell table:formula="of:=[.F16]/(10^6)" office:value-type="float" office:value="297.443458" calcext:value-type="float">
            <text:p>297.443458</text:p>
          </table:table-cell>
        </table:table-row>
        <table:table-row table:style-name="ro1">
          <table:table-cell office:value-type="float" office:value="41774396" calcext:value-type="float">
            <text:p>41774396</text:p>
          </table:table-cell>
          <table:table-cell office:value-type="float" office:value="256647839" calcext:value-type="float">
            <text:p>256647839</text:p>
          </table:table-cell>
          <table:table-cell table:formula="of:=[.A17]/(10^6)" office:value-type="float" office:value="41.774396" calcext:value-type="float">
            <text:p>41.774396</text:p>
          </table:table-cell>
          <table:table-cell table:formula="of:=[.B17]/(10^6)" office:value-type="float" office:value="256.647839" calcext:value-type="float">
            <text:p>256.647839</text:p>
          </table:table-cell>
          <table:table-cell office:value-type="float" office:value="27365458" calcext:value-type="float">
            <text:p>27365458</text:p>
          </table:table-cell>
          <table:table-cell office:value-type="float" office:value="297501167" calcext:value-type="float">
            <text:p>297501167</text:p>
          </table:table-cell>
          <table:table-cell table:formula="of:=[.E17]/(10^6)" office:value-type="float" office:value="27.365458" calcext:value-type="float">
            <text:p>27.365458</text:p>
          </table:table-cell>
          <table:table-cell table:formula="of:=[.F17]/(10^6)" office:value-type="float" office:value="297.501167" calcext:value-type="float">
            <text:p>297.501167</text:p>
          </table:table-cell>
        </table:table-row>
        <table:table-row table:style-name="ro1">
          <table:table-cell office:value-type="float" office:value="41918333" calcext:value-type="float">
            <text:p>41918333</text:p>
          </table:table-cell>
          <table:table-cell office:value-type="float" office:value="255511912" calcext:value-type="float">
            <text:p>255511912</text:p>
          </table:table-cell>
          <table:table-cell table:formula="of:=[.A18]/(10^6)" office:value-type="float" office:value="41.918333" calcext:value-type="float">
            <text:p>41.918333</text:p>
          </table:table-cell>
          <table:table-cell table:formula="of:=[.B18]/(10^6)" office:value-type="float" office:value="255.511912" calcext:value-type="float">
            <text:p>255.511912</text:p>
          </table:table-cell>
          <table:table-cell office:value-type="float" office:value="28520333" calcext:value-type="float">
            <text:p>28520333</text:p>
          </table:table-cell>
          <table:table-cell office:value-type="float" office:value="297397333" calcext:value-type="float">
            <text:p>297397333</text:p>
          </table:table-cell>
          <table:table-cell table:formula="of:=[.E18]/(10^6)" office:value-type="float" office:value="28.520333" calcext:value-type="float">
            <text:p>28.520333</text:p>
          </table:table-cell>
          <table:table-cell table:formula="of:=[.F18]/(10^6)" office:value-type="float" office:value="297.397333" calcext:value-type="float">
            <text:p>297.397333</text:p>
          </table:table-cell>
        </table:table-row>
        <table:table-row table:style-name="ro1">
          <table:table-cell office:value-type="float" office:value="41717628" calcext:value-type="float">
            <text:p>41717628</text:p>
          </table:table-cell>
          <table:table-cell office:value-type="float" office:value="254902526" calcext:value-type="float">
            <text:p>254902526</text:p>
          </table:table-cell>
          <table:table-cell table:formula="of:=[.A19]/(10^6)" office:value-type="float" office:value="41.717628" calcext:value-type="float">
            <text:p>41.717628</text:p>
          </table:table-cell>
          <table:table-cell table:formula="of:=[.B19]/(10^6)" office:value-type="float" office:value="254.902526" calcext:value-type="float">
            <text:p>254.902526</text:p>
          </table:table-cell>
          <table:table-cell office:value-type="float" office:value="27370042" calcext:value-type="float">
            <text:p>27370042</text:p>
          </table:table-cell>
          <table:table-cell office:value-type="float" office:value="297727291" calcext:value-type="float">
            <text:p>297727291</text:p>
          </table:table-cell>
          <table:table-cell table:formula="of:=[.E19]/(10^6)" office:value-type="float" office:value="27.370042" calcext:value-type="float">
            <text:p>27.370042</text:p>
          </table:table-cell>
          <table:table-cell table:formula="of:=[.F19]/(10^6)" office:value-type="float" office:value="297.727291" calcext:value-type="float">
            <text:p>297.727291</text:p>
          </table:table-cell>
        </table:table-row>
        <table:table-row table:style-name="ro1">
          <table:table-cell office:value-type="float" office:value="41646681" calcext:value-type="float">
            <text:p>41646681</text:p>
          </table:table-cell>
          <table:table-cell office:value-type="float" office:value="254777683" calcext:value-type="float">
            <text:p>254777683</text:p>
          </table:table-cell>
          <table:table-cell table:formula="of:=[.A20]/(10^6)" office:value-type="float" office:value="41.646681" calcext:value-type="float">
            <text:p>41.646681</text:p>
          </table:table-cell>
          <table:table-cell table:formula="of:=[.B20]/(10^6)" office:value-type="float" office:value="254.777683" calcext:value-type="float">
            <text:p>254.777683</text:p>
          </table:table-cell>
          <table:table-cell office:value-type="float" office:value="27377958" calcext:value-type="float">
            <text:p>27377958</text:p>
          </table:table-cell>
          <table:table-cell office:value-type="float" office:value="297475625" calcext:value-type="float">
            <text:p>297475625</text:p>
          </table:table-cell>
          <table:table-cell table:formula="of:=[.E20]/(10^6)" office:value-type="float" office:value="27.377958" calcext:value-type="float">
            <text:p>27.377958</text:p>
          </table:table-cell>
          <table:table-cell table:formula="of:=[.F20]/(10^6)" office:value-type="float" office:value="297.475625" calcext:value-type="float">
            <text:p>297.475625</text:p>
          </table:table-cell>
        </table:table-row>
        <table:table-row table:style-name="ro1">
          <table:table-cell office:value-type="float" office:value="41738550" calcext:value-type="float">
            <text:p>41738550</text:p>
          </table:table-cell>
          <table:table-cell office:value-type="float" office:value="254878871" calcext:value-type="float">
            <text:p>254878871</text:p>
          </table:table-cell>
          <table:table-cell table:formula="of:=[.A21]/(10^6)" office:value-type="float" office:value="41.73855" calcext:value-type="float">
            <text:p>41.73855</text:p>
          </table:table-cell>
          <table:table-cell table:formula="of:=[.B21]/(10^6)" office:value-type="float" office:value="254.878871" calcext:value-type="float">
            <text:p>254.878871</text:p>
          </table:table-cell>
          <table:table-cell office:value-type="float" office:value="27480833" calcext:value-type="float">
            <text:p>27480833</text:p>
          </table:table-cell>
          <table:table-cell office:value-type="float" office:value="297641250" calcext:value-type="float">
            <text:p>297641250</text:p>
          </table:table-cell>
          <table:table-cell table:formula="of:=[.E21]/(10^6)" office:value-type="float" office:value="27.480833" calcext:value-type="float">
            <text:p>27.480833</text:p>
          </table:table-cell>
          <table:table-cell table:formula="of:=[.F21]/(10^6)" office:value-type="float" office:value="297.64125" calcext:value-type="float">
            <text:p>297.64125</text:p>
          </table:table-cell>
        </table:table-row>
        <table:table-row table:style-name="ro1">
          <table:table-cell office:value-type="float" office:value="41682141" calcext:value-type="float">
            <text:p>41682141</text:p>
          </table:table-cell>
          <table:table-cell office:value-type="float" office:value="255106371" calcext:value-type="float">
            <text:p>255106371</text:p>
          </table:table-cell>
          <table:table-cell table:formula="of:=[.A22]/(10^6)" office:value-type="float" office:value="41.682141" calcext:value-type="float">
            <text:p>41.682141</text:p>
          </table:table-cell>
          <table:table-cell table:formula="of:=[.B22]/(10^6)" office:value-type="float" office:value="255.106371" calcext:value-type="float">
            <text:p>255.106371</text:p>
          </table:table-cell>
          <table:table-cell office:value-type="float" office:value="27354042" calcext:value-type="float">
            <text:p>27354042</text:p>
          </table:table-cell>
          <table:table-cell office:value-type="float" office:value="297780166" calcext:value-type="float">
            <text:p>297780166</text:p>
          </table:table-cell>
          <table:table-cell table:formula="of:=[.E22]/(10^6)" office:value-type="float" office:value="27.354042" calcext:value-type="float">
            <text:p>27.354042</text:p>
          </table:table-cell>
          <table:table-cell table:formula="of:=[.F22]/(10^6)" office:value-type="float" office:value="297.780166" calcext:value-type="float">
            <text:p>297.780166</text:p>
          </table:table-cell>
        </table:table-row>
        <table:table-row table:style-name="ro1">
          <table:table-cell office:value-type="float" office:value="41749746" calcext:value-type="float">
            <text:p>41749746</text:p>
          </table:table-cell>
          <table:table-cell office:value-type="float" office:value="255072186" calcext:value-type="float">
            <text:p>255072186</text:p>
          </table:table-cell>
          <table:table-cell table:formula="of:=[.A23]/(10^6)" office:value-type="float" office:value="41.749746" calcext:value-type="float">
            <text:p>41.749746</text:p>
          </table:table-cell>
          <table:table-cell table:formula="of:=[.B23]/(10^6)" office:value-type="float" office:value="255.072186" calcext:value-type="float">
            <text:p>255.072186</text:p>
          </table:table-cell>
          <table:table-cell office:value-type="float" office:value="27381792" calcext:value-type="float">
            <text:p>27381792</text:p>
          </table:table-cell>
          <table:table-cell office:value-type="float" office:value="297851958" calcext:value-type="float">
            <text:p>297851958</text:p>
          </table:table-cell>
          <table:table-cell table:formula="of:=[.E23]/(10^6)" office:value-type="float" office:value="27.381792" calcext:value-type="float">
            <text:p>27.381792</text:p>
          </table:table-cell>
          <table:table-cell table:formula="of:=[.F23]/(10^6)" office:value-type="float" office:value="297.851958" calcext:value-type="float">
            <text:p>297.851958</text:p>
          </table:table-cell>
        </table:table-row>
        <table:table-row table:style-name="ro1">
          <table:table-cell office:value-type="float" office:value="41830717" calcext:value-type="float">
            <text:p>41830717</text:p>
          </table:table-cell>
          <table:table-cell office:value-type="float" office:value="255225507" calcext:value-type="float">
            <text:p>255225507</text:p>
          </table:table-cell>
          <table:table-cell table:formula="of:=[.A24]/(10^6)" office:value-type="float" office:value="41.830717" calcext:value-type="float">
            <text:p>41.830717</text:p>
          </table:table-cell>
          <table:table-cell table:formula="of:=[.B24]/(10^6)" office:value-type="float" office:value="255.225507" calcext:value-type="float">
            <text:p>255.225507</text:p>
          </table:table-cell>
          <table:table-cell office:value-type="float" office:value="27370000" calcext:value-type="float">
            <text:p>27370000</text:p>
          </table:table-cell>
          <table:table-cell office:value-type="float" office:value="297737750" calcext:value-type="float">
            <text:p>297737750</text:p>
          </table:table-cell>
          <table:table-cell table:formula="of:=[.E24]/(10^6)" office:value-type="float" office:value="27.37" calcext:value-type="float">
            <text:p>27.37</text:p>
          </table:table-cell>
          <table:table-cell table:formula="of:=[.F24]/(10^6)" office:value-type="float" office:value="297.73775" calcext:value-type="float">
            <text:p>297.73775</text:p>
          </table:table-cell>
        </table:table-row>
        <table:table-row table:style-name="ro1">
          <table:table-cell office:value-type="float" office:value="41688461" calcext:value-type="float">
            <text:p>41688461</text:p>
          </table:table-cell>
          <table:table-cell office:value-type="float" office:value="255431101" calcext:value-type="float">
            <text:p>255431101</text:p>
          </table:table-cell>
          <table:table-cell table:formula="of:=[.A25]/(10^6)" office:value-type="float" office:value="41.688461" calcext:value-type="float">
            <text:p>41.688461</text:p>
          </table:table-cell>
          <table:table-cell table:formula="of:=[.B25]/(10^6)" office:value-type="float" office:value="255.431101" calcext:value-type="float">
            <text:p>255.431101</text:p>
          </table:table-cell>
          <table:table-cell office:value-type="float" office:value="27368917" calcext:value-type="float">
            <text:p>27368917</text:p>
          </table:table-cell>
          <table:table-cell office:value-type="float" office:value="297568209" calcext:value-type="float">
            <text:p>297568209</text:p>
          </table:table-cell>
          <table:table-cell table:formula="of:=[.E25]/(10^6)" office:value-type="float" office:value="27.368917" calcext:value-type="float">
            <text:p>27.368917</text:p>
          </table:table-cell>
          <table:table-cell table:formula="of:=[.F25]/(10^6)" office:value-type="float" office:value="297.568209" calcext:value-type="float">
            <text:p>297.568209</text:p>
          </table:table-cell>
        </table:table-row>
        <table:table-row table:style-name="ro1">
          <table:table-cell office:value-type="float" office:value="41866244" calcext:value-type="float">
            <text:p>41866244</text:p>
          </table:table-cell>
          <table:table-cell office:value-type="float" office:value="256533686" calcext:value-type="float">
            <text:p>256533686</text:p>
          </table:table-cell>
          <table:table-cell table:formula="of:=[.A26]/(10^6)" office:value-type="float" office:value="41.866244" calcext:value-type="float">
            <text:p>41.866244</text:p>
          </table:table-cell>
          <table:table-cell table:formula="of:=[.B26]/(10^6)" office:value-type="float" office:value="256.533686" calcext:value-type="float">
            <text:p>256.533686</text:p>
          </table:table-cell>
          <table:table-cell office:value-type="float" office:value="27564000" calcext:value-type="float">
            <text:p>27564000</text:p>
          </table:table-cell>
          <table:table-cell office:value-type="float" office:value="297767708" calcext:value-type="float">
            <text:p>297767708</text:p>
          </table:table-cell>
          <table:table-cell table:formula="of:=[.E26]/(10^6)" office:value-type="float" office:value="27.564" calcext:value-type="float">
            <text:p>27.564</text:p>
          </table:table-cell>
          <table:table-cell table:formula="of:=[.F26]/(10^6)" office:value-type="float" office:value="297.767708" calcext:value-type="float">
            <text:p>297.767708</text:p>
          </table:table-cell>
        </table:table-row>
        <table:table-row table:style-name="ro1">
          <table:table-cell office:value-type="float" office:value="42063045" calcext:value-type="float">
            <text:p>42063045</text:p>
          </table:table-cell>
          <table:table-cell office:value-type="float" office:value="255307944" calcext:value-type="float">
            <text:p>255307944</text:p>
          </table:table-cell>
          <table:table-cell table:formula="of:=[.A27]/(10^6)" office:value-type="float" office:value="42.063045" calcext:value-type="float">
            <text:p>42.063045</text:p>
          </table:table-cell>
          <table:table-cell table:formula="of:=[.B27]/(10^6)" office:value-type="float" office:value="255.307944" calcext:value-type="float">
            <text:p>255.307944</text:p>
          </table:table-cell>
          <table:table-cell office:value-type="float" office:value="27361542" calcext:value-type="float">
            <text:p>27361542</text:p>
          </table:table-cell>
          <table:table-cell office:value-type="float" office:value="297713500" calcext:value-type="float">
            <text:p>297713500</text:p>
          </table:table-cell>
          <table:table-cell table:formula="of:=[.E27]/(10^6)" office:value-type="float" office:value="27.361542" calcext:value-type="float">
            <text:p>27.361542</text:p>
          </table:table-cell>
          <table:table-cell table:formula="of:=[.F27]/(10^6)" office:value-type="float" office:value="297.7135" calcext:value-type="float">
            <text:p>297.7135</text:p>
          </table:table-cell>
        </table:table-row>
        <table:table-row table:style-name="ro1">
          <table:table-cell office:value-type="float" office:value="41687855" calcext:value-type="float">
            <text:p>41687855</text:p>
          </table:table-cell>
          <table:table-cell office:value-type="float" office:value="255703598" calcext:value-type="float">
            <text:p>255703598</text:p>
          </table:table-cell>
          <table:table-cell table:formula="of:=[.A28]/(10^6)" office:value-type="float" office:value="41.687855" calcext:value-type="float">
            <text:p>41.687855</text:p>
          </table:table-cell>
          <table:table-cell table:formula="of:=[.B28]/(10^6)" office:value-type="float" office:value="255.703598" calcext:value-type="float">
            <text:p>255.703598</text:p>
          </table:table-cell>
          <table:table-cell office:value-type="float" office:value="27349250" calcext:value-type="float">
            <text:p>27349250</text:p>
          </table:table-cell>
          <table:table-cell office:value-type="float" office:value="297570792" calcext:value-type="float">
            <text:p>297570792</text:p>
          </table:table-cell>
          <table:table-cell table:formula="of:=[.E28]/(10^6)" office:value-type="float" office:value="27.34925" calcext:value-type="float">
            <text:p>27.34925</text:p>
          </table:table-cell>
          <table:table-cell table:formula="of:=[.F28]/(10^6)" office:value-type="float" office:value="297.570792" calcext:value-type="float">
            <text:p>297.570792</text:p>
          </table:table-cell>
        </table:table-row>
        <table:table-row table:style-name="ro1">
          <table:table-cell office:value-type="float" office:value="41653647" calcext:value-type="float">
            <text:p>41653647</text:p>
          </table:table-cell>
          <table:table-cell office:value-type="float" office:value="255210353" calcext:value-type="float">
            <text:p>255210353</text:p>
          </table:table-cell>
          <table:table-cell table:formula="of:=[.A29]/(10^6)" office:value-type="float" office:value="41.653647" calcext:value-type="float">
            <text:p>41.653647</text:p>
          </table:table-cell>
          <table:table-cell table:formula="of:=[.B29]/(10^6)" office:value-type="float" office:value="255.210353" calcext:value-type="float">
            <text:p>255.210353</text:p>
          </table:table-cell>
          <table:table-cell office:value-type="float" office:value="27370959" calcext:value-type="float">
            <text:p>27370959</text:p>
          </table:table-cell>
          <table:table-cell office:value-type="float" office:value="297601834" calcext:value-type="float">
            <text:p>297601834</text:p>
          </table:table-cell>
          <table:table-cell table:formula="of:=[.E29]/(10^6)" office:value-type="float" office:value="27.370959" calcext:value-type="float">
            <text:p>27.370959</text:p>
          </table:table-cell>
          <table:table-cell table:formula="of:=[.F29]/(10^6)" office:value-type="float" office:value="297.601834" calcext:value-type="float">
            <text:p>297.601834</text:p>
          </table:table-cell>
        </table:table-row>
        <table:table-row table:style-name="ro1">
          <table:table-cell office:value-type="float" office:value="41674790" calcext:value-type="float">
            <text:p>41674790</text:p>
          </table:table-cell>
          <table:table-cell office:value-type="float" office:value="255078405" calcext:value-type="float">
            <text:p>255078405</text:p>
          </table:table-cell>
          <table:table-cell table:formula="of:=[.A30]/(10^6)" office:value-type="float" office:value="41.67479" calcext:value-type="float">
            <text:p>41.67479</text:p>
          </table:table-cell>
          <table:table-cell table:formula="of:=[.B30]/(10^6)" office:value-type="float" office:value="255.078405" calcext:value-type="float">
            <text:p>255.078405</text:p>
          </table:table-cell>
          <table:table-cell office:value-type="float" office:value="27380833" calcext:value-type="float">
            <text:p>27380833</text:p>
          </table:table-cell>
          <table:table-cell office:value-type="float" office:value="297276584" calcext:value-type="float">
            <text:p>297276584</text:p>
          </table:table-cell>
          <table:table-cell table:formula="of:=[.E30]/(10^6)" office:value-type="float" office:value="27.380833" calcext:value-type="float">
            <text:p>27.380833</text:p>
          </table:table-cell>
          <table:table-cell table:formula="of:=[.F30]/(10^6)" office:value-type="float" office:value="297.276584" calcext:value-type="float">
            <text:p>297.276584</text:p>
          </table:table-cell>
        </table:table-row>
        <table:table-row table:style-name="ro1">
          <table:table-cell office:value-type="float" office:value="41777342" calcext:value-type="float">
            <text:p>41777342</text:p>
          </table:table-cell>
          <table:table-cell office:value-type="float" office:value="255544500" calcext:value-type="float">
            <text:p>255544500</text:p>
          </table:table-cell>
          <table:table-cell table:formula="of:=[.A31]/(10^6)" office:value-type="float" office:value="41.777342" calcext:value-type="float">
            <text:p>41.777342</text:p>
          </table:table-cell>
          <table:table-cell table:formula="of:=[.B31]/(10^6)" office:value-type="float" office:value="255.5445" calcext:value-type="float">
            <text:p>255.5445</text:p>
          </table:table-cell>
          <table:table-cell office:value-type="float" office:value="27437208" calcext:value-type="float">
            <text:p>27437208</text:p>
          </table:table-cell>
          <table:table-cell office:value-type="float" office:value="297662000" calcext:value-type="float">
            <text:p>297662000</text:p>
          </table:table-cell>
          <table:table-cell table:formula="of:=[.E31]/(10^6)" office:value-type="float" office:value="27.437208" calcext:value-type="float">
            <text:p>27.437208</text:p>
          </table:table-cell>
          <table:table-cell table:formula="of:=[.F31]/(10^6)" office:value-type="float" office:value="297.662" calcext:value-type="float">
            <text:p>297.6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0T15:17:42.775080820</dc:date>
    <meta:editing-duration>PT1H9M43S</meta:editing-duration>
    <meta:editing-cycles>2</meta:editing-cycles>
    <meta:generator>LibreOffice/24.2.3.2$Linux_X86_64 LibreOffice_project/420$Build-2</meta:generator>
    <meta:document-statistic meta:table-count="1" meta:cell-count="24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729fcf"/>
      <style:text-properties fo:font-size="2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chart:auto-position="true" style:rotation-angle="0"/>
      <style:text-properties fo:font-size="16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6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draw:stroke="dash" draw:stroke-dash="Dot" svg:stroke-width="0.279cm" svg:stroke-color="#127622" draw:fill-color="#127622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ot" svg:stroke-width="0.279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33cm" svg:stroke-color="#127622" draw:fill-color="#127622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33cm" svg:stroke-color="#c9211e" draw:fill-color="#c9211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solid" draw:fill-color="#dee6ef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388cm" svg:height="29.325cm" xlink:href=".." xlink:type="simple" chart:class="chart:line" chart:column-mapping="2 3 0 1" chart:style-name="ch1">
        <chart:title svg:x="11.348cm" svg:y="0.722cm" chart:style-name="ch2">
          <text:p>Execution Time of Array Operations</text:p>
        </chart:title>
        <chart:subtitle svg:x="14.499cm" svg:y="2.769cm" chart:style-name="ch3">
          <text:p>The Effect of Working With the Language</text:p>
        </chart:subtitle>
        <chart:legend chart:legend-position="end" loext:overlay="true" svg:x="20.86cm" svg:y="13.03cm" style:legend-expansion="custom" svg:width="12.01cm" svg:height="5.906cm" style:legend-expansion-aspect-ratio="2.0335252285811" chart:style-name="ch4"/>
        <chart:plot-area chart:style-name="ch5" table:cell-range-address="results.G1:results.H31 results.C1:results.D31" chart:data-source-has-labels="row" svg:x="2.125cm" svg:y="4.038cm" svg:width="33.536cm" svg:height="23.333cm">
          <chart:coordinate-region svg:x="2.932cm" svg:y="4.238cm" svg:width="32.436cm" svg:height="22.301cm"/>
          <chart:axis chart:dimension="x" chart:name="primary-x" chart:style-name="ch6">
            <chart:title svg:x="17.19cm" svg:y="27.958cm" chart:style-name="ch7">
              <text:p>Test Number</text:p>
            </chart:title>
          </chart:axis>
          <chart:axis chart:dimension="y" chart:name="primary-y" chart:style-name="ch8">
            <chart:title svg:x="0.451cm" svg:y="18.637cm" chart:style-name="ch9">
              <text:p>Execution Time (in ms)</text:p>
            </chart:title>
            <chart:grid chart:style-name="ch10" chart:class="major"/>
          </chart:axis>
          <chart:series chart:style-name="ch11" chart:values-cell-range-address="results.G2:results.G31" chart:label-cell-address="results.G1:results.G1" chart:class="chart:line">
            <chart:data-point chart:repeated="30"/>
          </chart:series>
          <chart:series chart:style-name="ch12" chart:values-cell-range-address="results.H2:results.H31" chart:label-cell-address="results.H1:results.H1" chart:class="chart:line">
            <chart:data-point chart:repeated="30"/>
          </chart:series>
          <chart:series chart:style-name="ch13" chart:values-cell-range-address="results.C2:results.C31" chart:label-cell-address="results.C1:results.C1" chart:class="chart:line">
            <chart:data-point chart:repeated="30"/>
          </chart:series>
          <chart:series chart:style-name="ch14" chart:values-cell-range-address="results.D2:results.D31" chart:label-cell-address="results.D1:results.D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Major Iteration (m2)</text:p>
                <draw:g>
                  <svg:desc>results.G1:results.G1</svg:desc>
                </draw:g>
              </table:table-cell>
              <table:table-cell office:value-type="string">
                <text:p>Column Major Iteration (m2)</text:p>
                <draw:g>
                  <svg:desc>results.H1:results.H1</svg:desc>
                </draw:g>
              </table:table-cell>
              <table:table-cell office:value-type="string">
                <text:p>Row Major Iteration (i9)</text:p>
                <draw:g>
                  <svg:desc>results.C1:results.C1</svg:desc>
                </draw:g>
              </table:table-cell>
              <table:table-cell office:value-type="string">
                <text:p>Column Major Iteration (i9)</text:p>
                <draw:g>
                  <svg:desc>results.D1:resul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75675">
                <text:p>75.75675</text:p>
                <draw:g>
                  <svg:desc>results.G2:results.G31</svg:desc>
                </draw:g>
              </table:table-cell>
              <table:table-cell office:value-type="float" office:value="298.614958">
                <text:p>298.614958</text:p>
                <draw:g>
                  <svg:desc>results.H2:results.H31</svg:desc>
                </draw:g>
              </table:table-cell>
              <table:table-cell office:value-type="float" office:value="101.378884">
                <text:p>101.378884</text:p>
                <draw:g>
                  <svg:desc>results.C2:results.C31</svg:desc>
                </draw:g>
              </table:table-cell>
              <table:table-cell office:value-type="float" office:value="258.030574">
                <text:p>258.030574</text:p>
                <draw:g>
                  <svg:desc>results.D2:results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375916">
                <text:p>27.375916</text:p>
              </table:table-cell>
              <table:table-cell office:value-type="float" office:value="297.640458">
                <text:p>297.640458</text:p>
              </table:table-cell>
              <table:table-cell office:value-type="float" office:value="41.60969">
                <text:p>41.60969</text:p>
              </table:table-cell>
              <table:table-cell office:value-type="float" office:value="258.901165">
                <text:p>258.901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359625">
                <text:p>27.359625</text:p>
              </table:table-cell>
              <table:table-cell office:value-type="float" office:value="297.400583">
                <text:p>297.400583</text:p>
              </table:table-cell>
              <table:table-cell office:value-type="float" office:value="41.601682">
                <text:p>41.601682</text:p>
              </table:table-cell>
              <table:table-cell office:value-type="float" office:value="258.785187">
                <text:p>258.785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371625">
                <text:p>27.371625</text:p>
              </table:table-cell>
              <table:table-cell office:value-type="float" office:value="297.527292">
                <text:p>297.527292</text:p>
              </table:table-cell>
              <table:table-cell office:value-type="float" office:value="41.717464">
                <text:p>41.717464</text:p>
              </table:table-cell>
              <table:table-cell office:value-type="float" office:value="255.385935">
                <text:p>255.3859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345708">
                <text:p>27.345708</text:p>
              </table:table-cell>
              <table:table-cell office:value-type="float" office:value="297.665084">
                <text:p>297.665084</text:p>
              </table:table-cell>
              <table:table-cell office:value-type="float" office:value="41.769337">
                <text:p>41.769337</text:p>
              </table:table-cell>
              <table:table-cell office:value-type="float" office:value="254.979744">
                <text:p>254.9797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364083">
                <text:p>27.364083</text:p>
              </table:table-cell>
              <table:table-cell office:value-type="float" office:value="297.6625">
                <text:p>297.6625</text:p>
              </table:table-cell>
              <table:table-cell office:value-type="float" office:value="41.687371">
                <text:p>41.687371</text:p>
              </table:table-cell>
              <table:table-cell office:value-type="float" office:value="255.685435">
                <text:p>255.685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369791">
                <text:p>27.369791</text:p>
              </table:table-cell>
              <table:table-cell office:value-type="float" office:value="297.553875">
                <text:p>297.553875</text:p>
              </table:table-cell>
              <table:table-cell office:value-type="float" office:value="41.711638">
                <text:p>41.711638</text:p>
              </table:table-cell>
              <table:table-cell office:value-type="float" office:value="255.121488">
                <text:p>255.121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461959">
                <text:p>27.461959</text:p>
              </table:table-cell>
              <table:table-cell office:value-type="float" office:value="297.947333">
                <text:p>297.947333</text:p>
              </table:table-cell>
              <table:table-cell office:value-type="float" office:value="41.690788">
                <text:p>41.690788</text:p>
              </table:table-cell>
              <table:table-cell office:value-type="float" office:value="255.475433">
                <text:p>255.475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363833">
                <text:p>27.363833</text:p>
              </table:table-cell>
              <table:table-cell office:value-type="float" office:value="297.458">
                <text:p>297.458</text:p>
              </table:table-cell>
              <table:table-cell office:value-type="float" office:value="41.751749">
                <text:p>41.751749</text:p>
              </table:table-cell>
              <table:table-cell office:value-type="float" office:value="254.869094">
                <text:p>254.8690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34425">
                <text:p>27.34425</text:p>
              </table:table-cell>
              <table:table-cell office:value-type="float" office:value="297.493">
                <text:p>297.493</text:p>
              </table:table-cell>
              <table:table-cell office:value-type="float" office:value="41.614639">
                <text:p>41.614639</text:p>
              </table:table-cell>
              <table:table-cell office:value-type="float" office:value="255.153825">
                <text:p>255.153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357666">
                <text:p>27.357666</text:p>
              </table:table-cell>
              <table:table-cell office:value-type="float" office:value="297.810584">
                <text:p>297.810584</text:p>
              </table:table-cell>
              <table:table-cell office:value-type="float" office:value="41.882551">
                <text:p>41.882551</text:p>
              </table:table-cell>
              <table:table-cell office:value-type="float" office:value="255.326774">
                <text:p>255.326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378333">
                <text:p>27.378333</text:p>
              </table:table-cell>
              <table:table-cell office:value-type="float" office:value="297.383">
                <text:p>297.383</text:p>
              </table:table-cell>
              <table:table-cell office:value-type="float" office:value="41.662157">
                <text:p>41.662157</text:p>
              </table:table-cell>
              <table:table-cell office:value-type="float" office:value="254.601293">
                <text:p>254.601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361084">
                <text:p>27.361084</text:p>
              </table:table-cell>
              <table:table-cell office:value-type="float" office:value="297.927667">
                <text:p>297.927667</text:p>
              </table:table-cell>
              <table:table-cell office:value-type="float" office:value="41.582963">
                <text:p>41.582963</text:p>
              </table:table-cell>
              <table:table-cell office:value-type="float" office:value="256.014926">
                <text:p>256.014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364042">
                <text:p>27.364042</text:p>
              </table:table-cell>
              <table:table-cell office:value-type="float" office:value="297.384208">
                <text:p>297.384208</text:p>
              </table:table-cell>
              <table:table-cell office:value-type="float" office:value="41.58396">
                <text:p>41.58396</text:p>
              </table:table-cell>
              <table:table-cell office:value-type="float" office:value="255.08125">
                <text:p>255.08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426042">
                <text:p>27.426042</text:p>
              </table:table-cell>
              <table:table-cell office:value-type="float" office:value="297.443458">
                <text:p>297.443458</text:p>
              </table:table-cell>
              <table:table-cell office:value-type="float" office:value="41.619548">
                <text:p>41.619548</text:p>
              </table:table-cell>
              <table:table-cell office:value-type="float" office:value="254.727621">
                <text:p>254.7276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.365458">
                <text:p>27.365458</text:p>
              </table:table-cell>
              <table:table-cell office:value-type="float" office:value="297.501167">
                <text:p>297.501167</text:p>
              </table:table-cell>
              <table:table-cell office:value-type="float" office:value="41.774396">
                <text:p>41.774396</text:p>
              </table:table-cell>
              <table:table-cell office:value-type="float" office:value="256.647839">
                <text:p>256.6478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520333">
                <text:p>28.520333</text:p>
              </table:table-cell>
              <table:table-cell office:value-type="float" office:value="297.397333">
                <text:p>297.397333</text:p>
              </table:table-cell>
              <table:table-cell office:value-type="float" office:value="41.918333">
                <text:p>41.918333</text:p>
              </table:table-cell>
              <table:table-cell office:value-type="float" office:value="255.511912">
                <text:p>255.511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.370042">
                <text:p>27.370042</text:p>
              </table:table-cell>
              <table:table-cell office:value-type="float" office:value="297.727291">
                <text:p>297.727291</text:p>
              </table:table-cell>
              <table:table-cell office:value-type="float" office:value="41.717628">
                <text:p>41.717628</text:p>
              </table:table-cell>
              <table:table-cell office:value-type="float" office:value="254.902526">
                <text:p>254.902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.377958">
                <text:p>27.377958</text:p>
              </table:table-cell>
              <table:table-cell office:value-type="float" office:value="297.475625">
                <text:p>297.475625</text:p>
              </table:table-cell>
              <table:table-cell office:value-type="float" office:value="41.646681">
                <text:p>41.646681</text:p>
              </table:table-cell>
              <table:table-cell office:value-type="float" office:value="254.777683">
                <text:p>254.7776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480833">
                <text:p>27.480833</text:p>
              </table:table-cell>
              <table:table-cell office:value-type="float" office:value="297.64125">
                <text:p>297.64125</text:p>
              </table:table-cell>
              <table:table-cell office:value-type="float" office:value="41.73855">
                <text:p>41.73855</text:p>
              </table:table-cell>
              <table:table-cell office:value-type="float" office:value="254.878871">
                <text:p>254.8788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354042">
                <text:p>27.354042</text:p>
              </table:table-cell>
              <table:table-cell office:value-type="float" office:value="297.780166">
                <text:p>297.780166</text:p>
              </table:table-cell>
              <table:table-cell office:value-type="float" office:value="41.682141">
                <text:p>41.682141</text:p>
              </table:table-cell>
              <table:table-cell office:value-type="float" office:value="255.106371">
                <text:p>255.1063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381792">
                <text:p>27.381792</text:p>
              </table:table-cell>
              <table:table-cell office:value-type="float" office:value="297.851958">
                <text:p>297.851958</text:p>
              </table:table-cell>
              <table:table-cell office:value-type="float" office:value="41.749746">
                <text:p>41.749746</text:p>
              </table:table-cell>
              <table:table-cell office:value-type="float" office:value="255.072186">
                <text:p>255.072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.37">
                <text:p>27.37</text:p>
              </table:table-cell>
              <table:table-cell office:value-type="float" office:value="297.73775">
                <text:p>297.73775</text:p>
              </table:table-cell>
              <table:table-cell office:value-type="float" office:value="41.830717">
                <text:p>41.830717</text:p>
              </table:table-cell>
              <table:table-cell office:value-type="float" office:value="255.225507">
                <text:p>255.2255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.368917">
                <text:p>27.368917</text:p>
              </table:table-cell>
              <table:table-cell office:value-type="float" office:value="297.568209">
                <text:p>297.568209</text:p>
              </table:table-cell>
              <table:table-cell office:value-type="float" office:value="41.688461">
                <text:p>41.688461</text:p>
              </table:table-cell>
              <table:table-cell office:value-type="float" office:value="255.431101">
                <text:p>255.431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.564">
                <text:p>27.564</text:p>
              </table:table-cell>
              <table:table-cell office:value-type="float" office:value="297.767708">
                <text:p>297.767708</text:p>
              </table:table-cell>
              <table:table-cell office:value-type="float" office:value="41.866244">
                <text:p>41.866244</text:p>
              </table:table-cell>
              <table:table-cell office:value-type="float" office:value="256.533686">
                <text:p>256.5336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.361542">
                <text:p>27.361542</text:p>
              </table:table-cell>
              <table:table-cell office:value-type="float" office:value="297.7135">
                <text:p>297.7135</text:p>
              </table:table-cell>
              <table:table-cell office:value-type="float" office:value="42.063045">
                <text:p>42.063045</text:p>
              </table:table-cell>
              <table:table-cell office:value-type="float" office:value="255.307944">
                <text:p>255.3079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34925">
                <text:p>27.34925</text:p>
              </table:table-cell>
              <table:table-cell office:value-type="float" office:value="297.570792">
                <text:p>297.570792</text:p>
              </table:table-cell>
              <table:table-cell office:value-type="float" office:value="41.687855">
                <text:p>41.687855</text:p>
              </table:table-cell>
              <table:table-cell office:value-type="float" office:value="255.703598">
                <text:p>255.7035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370959">
                <text:p>27.370959</text:p>
              </table:table-cell>
              <table:table-cell office:value-type="float" office:value="297.601834">
                <text:p>297.601834</text:p>
              </table:table-cell>
              <table:table-cell office:value-type="float" office:value="41.653647">
                <text:p>41.653647</text:p>
              </table:table-cell>
              <table:table-cell office:value-type="float" office:value="255.210353">
                <text:p>255.210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380833">
                <text:p>27.380833</text:p>
              </table:table-cell>
              <table:table-cell office:value-type="float" office:value="297.276584">
                <text:p>297.276584</text:p>
              </table:table-cell>
              <table:table-cell office:value-type="float" office:value="41.67479">
                <text:p>41.67479</text:p>
              </table:table-cell>
              <table:table-cell office:value-type="float" office:value="255.078405">
                <text:p>255.0784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437208">
                <text:p>27.437208</text:p>
              </table:table-cell>
              <table:table-cell office:value-type="float" office:value="297.662">
                <text:p>297.662</text:p>
              </table:table-cell>
              <table:table-cell office:value-type="float" office:value="41.777342">
                <text:p>41.777342</text:p>
              </table:table-cell>
              <table:table-cell office:value-type="float" office:value="255.5445">
                <text:p>255.5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